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'Times New Roman'"/>
    <style:font-face style:name="Courier New" svg:font-family="'Courier New'" style:font-family-generic="modern"/>
    <style:font-face style:name="Arial2" svg:font-family="Arial" style:font-family-generic="swiss"/>
    <style:font-face style:name="Noto Sans Devanagari" svg:font-family="'Noto Sans Devanagari'" style:font-family-generic="swiss"/>
    <style:font-face style:name="Lohit Hindi" svg:font-family="'Lohit Hindi', 'MS Gothic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78cm" fo:margin-left="0.427cm" table:align="left" style:writing-mode="lr-tb"/>
    </style:style>
    <style:style style:name="Tabla1.A" style:family="table-column">
      <style:table-column-properties style:column-width="15.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78cm" fo:margin-left="0.427cm" table:align="left" style:writing-mode="lr-tb"/>
    </style:style>
    <style:style style:name="Tabla2.A" style:family="table-column">
      <style:table-column-properties style:column-width="15.7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.78cm" fo:margin-left="0.427cm" table:align="left" style:writing-mode="lr-tb"/>
    </style:style>
    <style:style style:name="Tabla3.A" style:family="table-column">
      <style:table-column-properties style:column-width="15.78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5.78cm" fo:margin-left="0.427cm" table:align="left" style:writing-mode="lr-tb"/>
    </style:style>
    <style:style style:name="Tabla4.A" style:family="table-column">
      <style:table-column-properties style:column-width="15.7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" style:family="table">
      <style:table-properties style:width="15.78cm" fo:margin-left="0.427cm" table:align="left" style:writing-mode="lr-tb"/>
    </style:style>
    <style:style style:name="Tabla5.A" style:family="table-column">
      <style:table-column-properties style:column-width="15.78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style style:name="P3" style:family="paragraph" style:parent-style-name="Standard">
      <style:paragraph-properties fo:text-align="justify" style:justify-single-word="false" style:snap-to-layout-grid="false"/>
    </style:style>
    <style:style style:name="P4" style:family="paragraph" style:parent-style-name="Standard">
      <style:paragraph-properties fo:text-align="justify" style:justify-single-word="false"/>
      <style:text-properties style:font-size-complex="11pt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6" style:family="paragraph" style:parent-style-name="Standard">
      <style:paragraph-properties fo:margin-left="0.635cm" fo:margin-right="0cm" fo:text-align="justify" style:justify-single-word="false" fo:text-indent="0cm" style:auto-text-indent="false"/>
    </style:style>
    <style:style style:name="P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size-complex="11pt"/>
    </style:style>
    <style:style style:name="P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size-complex="11pt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officeooo:paragraph-rsid="0010cc33"/>
    </style:style>
    <style:style style:name="P12" style:family="paragraph" style:parent-style-name="Standard">
      <style:paragraph-properties fo:text-align="justify" style:justify-single-word="false"/>
      <style:text-properties officeooo:paragraph-rsid="00120409"/>
    </style:style>
    <style:style style:name="P13" style:family="paragraph" style:parent-style-name="Standard">
      <style:paragraph-properties fo:text-align="justify" style:justify-single-word="false"/>
      <style:text-properties fo:font-weight="normal" officeooo:paragraph-rsid="0010cc3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weight="normal" officeooo:paragraph-rsid="0012040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130c95" officeooo:paragraph-rsid="00130c95" style:font-weight-asian="normal" style:font-size-complex="11pt" style:font-weight-complex="normal"/>
    </style:style>
    <style:style style:name="P16" style:family="paragraph" style:parent-style-name="Standard" style:master-page-name="Standard">
      <style:paragraph-properties fo:margin-left="0.635cm" fo:margin-right="0cm" fo:text-align="justify" style:justify-single-word="false" fo:text-indent="0cm" style:auto-text-indent="false" style:page-number="auto"/>
      <style:text-properties style:font-size-complex="11pt"/>
    </style:style>
    <style:style style:name="P1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d9ede" style:font-size-complex="11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officeooo:paragraph-rsid="000f976a" style:font-size-complex="11pt"/>
    </style:style>
    <style:style style:name="P19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bold" style:font-weight-asian="bold" style:font-size-complex="11pt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fo:font-weight="normal" officeooo:paragraph-rsid="000f976a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T1" style:family="text">
      <style:text-properties officeooo:rsid="000d9ede"/>
    </style:style>
    <style:style style:name="T2" style:family="text">
      <style:text-properties officeooo:rsid="0010cc33"/>
    </style:style>
    <style:style style:name="T3" style:family="text">
      <style:text-properties officeooo:rsid="00120409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0cc33" style:font-weight-asian="bold"/>
    </style:style>
    <style:style style:name="T6" style:family="text">
      <style:text-properties fo:font-weight="bold" officeooo:rsid="00120409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4">Noms: <text:span text:style-name="T1">Andreu Sanz Sanz</text:span></text:p>
            <text:p text:style-name="P4"/>
          </table:table-cell>
        </table:table-row>
      </table:table>
      <text:p text:style-name="P8"/>
      <text:p text:style-name="P8">ACTIVITAT 1</text:p>
      <text:p text:style-name="P17">Redacta un informe, segons el que hem vist a classe, en el què expliqueu les característiques, qualitats i habilitats que ha de tenir una emprenedor/a del sector de la informàtica. Després feu una reflexió personal explicant si vosaltres teniu aquestes qualitats i com les podeu assolir.</text:p>
      <text:p text:style-name="P7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8">Qualitats Tècniques (coneixements, experiències del treball...):</text:p>
            <text:p text:style-name="P8"/>
            <text:p text:style-name="P20">Un emprenedor del sector de la informàtica ha de tenir unes habilitats tècniques de programació en Java, Python, C, etc. A més, ha de ser capaç de resoldre problemes de manera ràpida i eficient. També ha de saber crear i gestionar projectes així com el seu temps, ha de tenir coneixements tècnics de tecnologia per estar al dia de les noves actualitzacions i aparells electrònics, i el més important, ha de tenir facilitat per aprendre nous coneixements. </text:p>
            <text:p text:style-name="P18"><text:span text:style-name="T4"/></text:p>
          </table:table-cell>
        </table:table-row>
      </table:table>
      <text:p text:style-name="P6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span text:style-name="T4">Qualitats personals:</text:span></text:p>
            <text:p text:style-name="P10"><text:span text:style-name="T4"/></text:p>
            <text:p text:style-name="P13"><text:span text:style-name="T2">Un emprenedor ha de tenir unes bones qualitats personals, com per exemple la creativitat, paciència a l'hora de gestionar l'empresa, adaptabilitat. Ha de tenir una facilitat per a comunicar-se i ha de ser una persona decidida.</text:span></text:p>
            <text:p text:style-name="P11"><text:span text:style-name="T5"/></text:p>
          </table:table-cell>
        </table:table-row>
        <table:table-row table:style-name="Tabla3.1">
          <table:table-cell table:style-name="Tabla3.A2" office:value-type="string">
            <text:p text:style-name="P3"/>
          </table:table-cell>
        </table:table-row>
      </table:table>
      <text:p text:style-name="P21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Habilitats empresarials, socials i de direcció:</text:p>
            <text:p text:style-name="P5"/>
            <text:p text:style-name="P14"><text:span text:style-name="T3">Un emprenedor ha de tindre paciència per a trobar les millors ofertes o les millors inversions, habilitat per a liderar i per a prendre decisions, dedicació i persistència en la seua empresa. També ha de tindre uns bons valors ètics per a poder portar l'empresa i una capacitat d'automotivació.</text:span></text:p>
            <text:p text:style-name="P12"><text:span text:style-name="T6"/></text:p>
          </table:table-cell>
        </table:table-row>
        <table:table-row table:style-name="Tabla4.1">
          <table:table-cell table:style-name="Tabla4.A2" office:value-type="string">
            <text:p text:style-name="P5"/>
          </table:table-cell>
        </table:table-row>
      </table:table>
      <text:p text:style-name="P6"/>
      <text:p text:style-name="P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5">Reflexió personal:</text:p>
            <text:p text:style-name="P5"/>
            <text:p text:style-name="P15">Jo crec que tinc algunes d'aquestes qualitats, com ara la capacitat d'automotivació, la creativitat, la facilitat per comunicar-me, les habilitats tècniques de programació en Java i Python, la gestió de projectes i coneixements tècnics de tecnologia, etc. La veritat és que jo no he muntat mai una empresa, però podria formar-ne part o ocupar un dels càrrecs importants d'una. No obstant això, hauria d'aprendre moltes coses i segurament passar per alguns moments difícils.</text:p>
            <text:p text:style-name="P10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imes-Roman" svg:font-family="Times-Roman, 'Times New Roman'"/>
    <style:font-face style:name="Courier New" svg:font-family="'Courier New'" style:font-family-generic="modern"/>
    <style:font-face style:name="Arial2" svg:font-family="Arial" style:font-family-generic="swiss"/>
    <style:font-face style:name="Noto Sans Devanagari" svg:font-family="'Noto Sans Devanagari'" style:font-family-generic="swiss"/>
    <style:font-face style:name="Lohit Hindi" svg:font-family="'Lohit Hindi', 'MS Gothic'" style:font-pitch="variable"/>
    <style:font-face style:name="WenQuanYi Micro Hei" svg:font-family="'WenQuanYi Micro He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" svg:font-family="'Segoe UI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1pt" fo:language="ca" fo:country="ES" style:font-name-asian="Times New Roman" style:font-family-asian="'Times New Roman'" style:font-family-generic-asian="roman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font-size-asian="11pt" style:font-size-complex="11pt"/>
    </style:style>
    <style:style style:name="List" style:family="paragraph" style:parent-style-name="Text_20_body" style:class="list">
      <style:text-properties style:font-name-complex="Lohit Hindi" style:font-family-complex="'Lohit Hindi', 'MS Gothic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0pt" fo:font-weight="bold" style:font-size-asian="10pt" style:font-weight-asian="bold" style:font-size-complex="11pt" style:font-weight-complex="bold"/>
    </style:style>
    <style:style style:name="Encapçalament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Gothic'" style:font-pitch-complex="variable" style:font-size-complex="14pt"/>
    </style:style>
    <style:style style:name="L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Lohit Hindi" style:font-family-complex="'Lohit Hindi', 'MS Gothic'" style:font-pitch-complex="variable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Descripción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Gothic'" style:font-pitch-complex="variable" style:font-size-complex="12pt" style:font-style-complex="italic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5b_Ningún_20_estilo_20_de_20_párrafo_5d_" style:display-name="[Ningún estilo de párrafo]" style:family="paragraph">
      <style:paragraph-properties fo:line-height="120%" fo:orphans="0" fo:widows="0" fo:hyphenation-ladder-count="no-limit" style:text-autospace="none" style:vertical-align="middle" style:writing-mode="lr-tb"/>
      <style:text-properties fo:color="#000000" style:font-name="Times-Roman" fo:font-family="Times-Roman, 'Times New Roman'" fo:font-size="12pt" style:rfc-language-tag="es-ES-u-co-trad" fo:language="es" fo:country="ES" style:font-name-asian="Cambria" style:font-family-asian="Cambria" style:font-family-generic-asian="roman" style:font-pitch-asian="variable" style:font-size-asian="12pt" style:language-asian="zh" style:country-asian="CN" style:font-name-complex="Times-Roman" style:font-family-complex="Times-Roman, 'Times New Roman'" style:font-size-complex="12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indent="0cm" style:auto-text-indent="false"/>
      <style:text-properties fo:font-size="14pt" style:font-size-asian="14pt" style:font-size-complex="11pt"/>
    </style:style>
    <style:style style:name="Contingut_20_de_20_la_20_taula" style:display-name="Contingut de la taula" style:family="paragraph" style:parent-style-name="Standard">
      <style:paragraph-properties text:number-lines="false" text:line-number="0"/>
    </style:style>
    <style:style style:name="Encapçalament_20_de_20_la_20_taula" style:display-name="Encapçalament de la taula" style:family="paragraph" style:parent-style-name="Contingut_20_de_20_la_20_tau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gut_20_del_20_marc" style:display-name="Contingut del marc" style:family="paragraph" style:parent-style-name="Text_20_body"/>
    <style:style style:name="Texto_20_de_20_globo1" style:display-name="Texto de globo1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uente_20_de_20_párrafo_20_predeter." style:display-name="Fuente de párrafo predeter." style:family="text"/>
    <style:style style:name="Absatz-Standardschriftart" style:family="text"/>
    <style:style style:name="Fuente_20_de_20_párrafo_20_predeter.2" style:display-name="Fuente de párrafo predeter.2" style:family="text"/>
    <style:style style:name="WW-Absatz-Standardschriftart" style:family="text"/>
    <style:style style:name="WW-Absatz-Standardschriftart1" style:family="text"/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Fuente_20_de_20_párrafo_20_predeter.1" style:display-name="Fuente de párrafo predeter.1" style:family="text"/>
    <style:style style:name="Pie_20_de_20_página_20_Car" style:display-name="Pie de página Car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ítulo_20_1_20_Car" style:display-name="Título 1 Car" style:family="text"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exto_20_independiente_20_Car" style:display-name="Texto independiente Ca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exto_20_de_20_globo_20_Car" style:display-name="Texto de globo Car" style:family="text">
      <style:text-properties style:font-name="Segoe UI" fo:font-family="'Segoe UI'" style:font-family-generic="swiss" style:font-pitch="variable" fo:font-size="9pt" fo:language="ca" fo:country="ES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Símbols_20_de_20_numeració" style:display-name="Símbols de numeració" style:family="text"/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.25cm" fo:margin-right="-1.014cm" fo:text-indent="0cm" style:auto-text-indent="false">
        <style:tab-stops/>
      </style:paragraph-properties>
      <style:text-properties fo:language="none" fo:country="none" style:language-asian="none" style:country-asian="none"/>
    </style:style>
    <style:style style:name="MP2" style:family="paragraph" style:parent-style-name="Standard">
      <style:paragraph-properties fo:text-align="end" style:justify-single-word="false">
        <style:tab-stops>
          <style:tab-stop style:position="1.5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.5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ext:p text:style-name="MP2"><text:tab/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</meta:initial-creator>
    <meta:creation-date>2018-09-27T14:22:00</meta:creation-date>
    <dc:date>2023-09-14T19:26:11.709000000</dc:date>
    <meta:print-date>1995-11-21T17:41:00</meta:print-date>
    <meta:editing-cycles>10</meta:editing-cycles>
    <meta:editing-duration>PT23M4S</meta:editing-duration>
    <meta:generator>LibreOffice/6.3.3.2$Windows_X86_64 LibreOffice_project/a64200df03143b798afd1ec74a12ab50359878ed</meta:generator>
    <meta:document-statistic meta:table-count="5" meta:image-count="0" meta:object-count="0" meta:page-count="1" meta:paragraph-count="12" meta:word-count="303" meta:character-count="1918" meta:non-whitespace-character-count="1624"/>
  </office:meta>
</office:document-meta>
</file>